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SE</text:p>
          </table:table-cell>
          <table:table-cell table:number-columns-repeated="2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e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table table:name="p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SE3</text:p>
          </table:table-cell>
          <table:table-cell table:number-columns-repeated="2"/>
          <table:table-cell office:value-type="string" calcext:value-type="string">
            <text:p>grep "^_mm_" -B 1 /usr/lib/gcc/x86_64-linux-gnu/12/include/pmmintrin.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dup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du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ddq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</table:table>
      <table:table table:name="t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SSE3</text:p>
          </table:table-cell>
          <table:table-cell table:number-columns-repeated="2"/>
          <table:table-cell office:value-type="string" calcext:value-type="string">
            <text:p>grep "^_mm_" -B 1 /usr/lib/gcc/x86_64-linux-gnu/12/include/tmm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dd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r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r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huffle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lignr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lignr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</table:table>
      <table:table table:name="s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SE4</text:p>
          </table:table-cell>
          <table:table-cell table:number-columns-repeated="2"/>
          <table:table-cell office:value-type="string" calcext:value-type="string">
            <text:p>grep "^_mm_" -B 1 /usr/lib/gcc/x86_64-linux-gnu/12/include/smmintrin.h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v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d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inse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extrac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po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psadbw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trea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i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8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16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32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mm_crc32_u6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</table:table>
      <table:table table:name="avx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VX</text:p>
          </table:table-cell>
          <table:table-cell table:number-columns-repeated="2"/>
          <table:table-cell office:value-type="string" calcext:value-type="string">
            <text:p>grep "^_mm_" -B 1 /usr/lib/gcc/x86_64-linux-gnu/12/include/avx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m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va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va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permut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permut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dd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add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a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andno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andno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lend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lend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div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div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d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had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had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h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h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x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x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in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in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ul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ul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huffl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huffl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ub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ub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xo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xo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m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m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cvtsi256_s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vtepi32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v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vtpd_epi32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vttps_epi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d_f64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attribute__</text:p>
          </table:table-cell>
          <table:table-cell office:value-type="string" calcext:value-type="string">
            <text:p>__gnu_inline__</text:p>
          </table:table-cell>
          <table:table-cell office:value-type="string" calcext:value-type="string">
            <text:p>__always_inline__</text:p>
          </table:table-cell>
          <table:table-cell office:value-type="string" calcext:value-type="string">
            <text:p>__artificial__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mm256_cvtss_f32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extrac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extrac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extrac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extrac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256_extrac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all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zeroupper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var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var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permute2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permute2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permute2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broadcas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broadcas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const_*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insertf128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insertf128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f128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32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1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insert_epi64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_si256</text:p>
          </table:table-cell>
          <table:table-cell office:value-type="string" calcext:value-type="string">
            <text:p>__m256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ask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ask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mask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h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moveldu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movedup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ddqu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const_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cp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qrt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qrt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round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round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packhi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packlo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packhi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packlo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z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testnzc_si256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d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256_movemask_ps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undefined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undefined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zero_ps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zero_si256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3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d_ps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d_si256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s_pd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ps_si256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si256_ps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si256_pd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256_castpd256_pd128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256_castps256_ps128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256_castsi256_si128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cas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cas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cas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zextpd128_pd256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zextps128_ps25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zextsi128_si25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setr_m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setr_m128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setr_m128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L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256</text:p>
          </table:table-cell>
          <table:table-cell office:value-type="string" calcext:value-type="string">
            <text:p>_mm256_load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d</text:p>
          </table:table-cell>
          <table:table-cell office:value-type="string" calcext:value-type="string">
            <text:p>_mm256_load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d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256i</text:p>
          </table:table-cell>
          <table:table-cell office:value-type="string" calcext:value-type="string">
            <text:p>_mm256_load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_*__P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256_storeu2_m128i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H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L</text:p>
          </table:table-cell>
          <table:table-cell office:value-type="string" calcext:value-type="string">
            <text:p>__m256i</text:p>
          </table:table-cell>
          <table:table-cell office:value-type="string" calcext:value-type="string">
            <text:p>__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pmmintri.D3:pmmintri.M237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mmintri.D3:tmmintri.M23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smmintri.D3:smmintri.M237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avxintri.D3:avx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20T23:09:53.515972750</dc:date>
    <meta:editing-duration>PT11H4M15S</meta:editing-duration>
    <meta:editing-cycles>9</meta:editing-cycles>
    <meta:generator>LibreOffice/7.4.2.3$Linux_X86_64 LibreOffice_project/40$Build-3</meta:generator>
    <meta:document-statistic meta:table-count="6" meta:cell-count="4127" meta:object-count="0"/>
  </office:meta>
</office:document-meta>
</file>